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10ExpressionRuntime.evaluateNod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10ExpressionRuntime.evaluateAsDate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10ExpressionRuntime.compile( OXPath10Expression ex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10ExpressionRuntime.evaluateAsDuration( OExpression cexp , Evalu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10ExpressionRuntime.evaluateAsString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10ExpressionRuntime.initialize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10ExpressionRuntime.handleJaxenException( OExpression cexp , JaxenException j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10ExpressionRuntime.evaluateAsNumber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10ExpressionRuntime.evaluateAsBoolean( OExpression cexp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10ExpressionRuntime.evaluate( OExpression cexp , EvaluationContext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ath10ExpressionRuntime.createContext( OXPath10Expression oxpath , Evaluation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